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9.07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4.523cm"/>
    </style:style>
    <style:style style:name="co14" style:family="table-column">
      <style:table-column-properties fo:break-before="auto" style:column-width="2.552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302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3.522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gr1" style:family="graphic">
      <style:graphic-properties draw:ole-draw-aspect="1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allgemeine Da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Kern</text:p>
          </table:table-cell>
          <table:table-cell office:value-type="string">
            <text:p>141 Bleche à 0,5 mm; UI210</text:p>
          </table:table-cell>
          <table:table-cell table:number-columns-repeated="1022"/>
        </table:table-row>
        <table:table-row table:style-name="ro1">
          <table:table-cell office:value-type="string">
            <text:p>Primärwicklung</text:p>
          </table:table-cell>
          <table:table-cell office:value-type="string">
            <text:p>177 Wdg. 2,0 mm</text:p>
          </table:table-cell>
          <table:table-cell table:number-columns-repeated="1022"/>
        </table:table-row>
        <table:table-row table:style-name="ro1">
          <table:table-cell office:value-type="string">
            <text:p>Sekundärwicklung</text:p>
          </table:table-cell>
          <table:table-cell office:value-type="string">
            <text:p>17466 Wdg. 0,224 m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2" table:number-rows-spanned="1">
            <text:p>gebaut vom 25.12.2010 bis zum 30.01.2011</text:p>
          </table:table-cell>
          <table:covered-table-cell/>
          <table:table-cell table:number-columns-repeated="1022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kundärwicklung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>
            <text:p>Nr. der Lage</text:p>
          </table:table-cell>
          <table:table-cell table:style-name="ce2" office:value-type="string">
            <text:p>Wdg. In der Lage</text:p>
          </table:table-cell>
          <table:table-cell table:style-name="ce2" office:value-type="string">
            <text:p>Wdg. Gesamt</text:p>
          </table:table-cell>
          <table:table-cell table:style-name="ce2" office:value-type="string">
            <text:p>L Folie</text:p>
          </table:table-cell>
          <table:table-cell table:style-name="ce2" office:value-type="string">
            <text:p>B Folie</text:p>
          </table:table-cell>
          <table:table-cell table:style-name="ce2" office:value-type="string">
            <text:p>Wickelbreite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700">
            <text:p>700</text:p>
          </table:table-cell>
          <table:table-cell table:style-name="ce2" table:formula="of:=SUM([.B2])" office:value-type="float" office:value="700">
            <text:p>700</text:p>
          </table:table-cell>
          <table:table-cell table:style-name="ce2" office:value-type="float" office:value="1250">
            <text:p>125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83">
            <text:p>183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90">
            <text:p>690</text:p>
          </table:table-cell>
          <table:table-cell table:style-name="ce2" table:formula="of:=SUM([.B2:.B3])" office:value-type="float" office:value="1390">
            <text:p>1390</text:p>
          </table:table-cell>
          <table:table-cell table:style-name="ce2" office:value-type="float" office:value="1275">
            <text:p>1275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83">
            <text:p>183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690">
            <text:p>690</text:p>
          </table:table-cell>
          <table:table-cell table:style-name="ce2" table:formula="of:=SUM([.B2:.B4])" office:value-type="float" office:value="2080">
            <text:p>2080</text:p>
          </table:table-cell>
          <table:table-cell table:style-name="ce2" office:value-type="float" office:value="1310">
            <text:p>131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84">
            <text:p>184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97">
            <text:p>697</text:p>
          </table:table-cell>
          <table:table-cell table:style-name="ce2" table:formula="of:=SUM([.B2:.B5])" office:value-type="float" office:value="2777">
            <text:p>2777</text:p>
          </table:table-cell>
          <table:table-cell table:style-name="ce2" office:value-type="float" office:value="1350">
            <text:p>135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84">
            <text:p>184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80">
            <text:p>680</text:p>
          </table:table-cell>
          <table:table-cell table:style-name="ce2" table:formula="of:=SUM([.B2:.B6])" office:value-type="float" office:value="3457">
            <text:p>3457</text:p>
          </table:table-cell>
          <table:table-cell table:style-name="ce2" office:value-type="float" office:value="1390">
            <text:p>139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84">
            <text:p>184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663">
            <text:p>663</text:p>
          </table:table-cell>
          <table:table-cell table:style-name="ce2" table:formula="of:=SUM([.B2:.B7])" office:value-type="float" office:value="4120">
            <text:p>412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5">
            <text:p>175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46">
            <text:p>646</text:p>
          </table:table-cell>
          <table:table-cell table:style-name="ce2" table:formula="of:=SUM([.B2:.B8])" office:value-type="float" office:value="4766">
            <text:p>4766</text:p>
          </table:table-cell>
          <table:table-cell table:style-name="ce2" office:value-type="float" office:value="1430">
            <text:p>143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7">
            <text:p>177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52">
            <text:p>652</text:p>
          </table:table-cell>
          <table:table-cell table:style-name="ce2" table:formula="of:=SUM([.B2:.B9])" office:value-type="float" office:value="5418">
            <text:p>5418</text:p>
          </table:table-cell>
          <table:table-cell table:style-name="ce2" office:value-type="float" office:value="1460">
            <text:p>146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8">
            <text:p>178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665">
            <text:p>665</text:p>
          </table:table-cell>
          <table:table-cell table:style-name="ce2" table:formula="of:=SUM([.B2:.B10])" office:value-type="float" office:value="6083">
            <text:p>6083</text:p>
          </table:table-cell>
          <table:table-cell table:style-name="ce2" office:value-type="float" office:value="1480">
            <text:p>148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7">
            <text:p>177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670">
            <text:p>670</text:p>
          </table:table-cell>
          <table:table-cell table:style-name="ce2" table:formula="of:=SUM([.B2:.B11])" office:value-type="float" office:value="6753">
            <text:p>6753</text:p>
          </table:table-cell>
          <table:table-cell table:style-name="ce2" office:value-type="float" office:value="1510">
            <text:p>151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76">
            <text:p>176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616">
            <text:p>616</text:p>
          </table:table-cell>
          <table:table-cell table:style-name="ce2" table:formula="of:=SUM([.B2:.B12])" office:value-type="float" office:value="7369">
            <text:p>7369</text:p>
          </table:table-cell>
          <table:table-cell table:style-name="ce2" office:value-type="float" office:value="1540">
            <text:p>1540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69">
            <text:p>169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610">
            <text:p>610</text:p>
          </table:table-cell>
          <table:table-cell table:style-name="ce2" table:formula="of:=SUM([.B2:.B13])" office:value-type="float" office:value="7979">
            <text:p>7979</text:p>
          </table:table-cell>
          <table:table-cell table:style-name="ce2" office:value-type="float" office:value="1560">
            <text:p>1560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68">
            <text:p>168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0">
            <text:p>630</text:p>
          </table:table-cell>
          <table:table-cell table:style-name="ce2" table:formula="of:=SUM([.B2:.B15])" office:value-type="float" office:value="9209">
            <text:p>9209</text:p>
          </table:table-cell>
          <table:table-cell table:style-name="ce2" office:value-type="float" office:value="1580">
            <text:p>1580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70">
            <text:p>17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00">
            <text:p>600</text:p>
          </table:table-cell>
          <table:table-cell table:style-name="ce2" table:formula="of:=SUM([.B3:.B15])" office:value-type="float" office:value="8509">
            <text:p>8509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69">
            <text:p>169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600">
            <text:p>600</text:p>
          </table:table-cell>
          <table:table-cell table:style-name="ce2" table:formula="of:=SUM([.B2:.B16])" office:value-type="float" office:value="9809">
            <text:p>9809</text:p>
          </table:table-cell>
          <table:table-cell table:style-name="ce2" office:value-type="float" office:value="1620">
            <text:p>1620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68">
            <text:p>168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568">
            <text:p>568</text:p>
          </table:table-cell>
          <table:table-cell table:style-name="ce2" table:formula="of:=SUM([.B2:.B17])" office:value-type="float" office:value="10377">
            <text:p>10377</text:p>
          </table:table-cell>
          <table:table-cell table:style-name="ce2" office:value-type="float" office:value="1640">
            <text:p>164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541">
            <text:p>541</text:p>
          </table:table-cell>
          <table:table-cell table:style-name="ce2" table:formula="of:=SUM([.B2:.B18])" office:value-type="float" office:value="10918">
            <text:p>10918</text:p>
          </table:table-cell>
          <table:table-cell table:style-name="ce2" office:value-type="float" office:value="1660">
            <text:p>166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540">
            <text:p>540</text:p>
          </table:table-cell>
          <table:table-cell table:style-name="ce2" table:formula="of:=SUM([.B2:.B19])" office:value-type="float" office:value="11458">
            <text:p>11458</text:p>
          </table:table-cell>
          <table:table-cell table:style-name="ce2" office:value-type="float" office:value="1680">
            <text:p>168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00">
            <text:p>500</text:p>
          </table:table-cell>
          <table:table-cell table:style-name="ce2" table:formula="of:=SUM([.B2:.B20])" office:value-type="float" office:value="11958">
            <text:p>11958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60">
            <text:p>160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500">
            <text:p>500</text:p>
          </table:table-cell>
          <table:table-cell table:style-name="ce2" table:formula="of:=SUM([.B2:.B21])" office:value-type="float" office:value="12458">
            <text:p>12458</text:p>
          </table:table-cell>
          <table:table-cell table:style-name="ce2" office:value-type="float" office:value="1720">
            <text:p>172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56">
            <text:p>156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559">
            <text:p>559</text:p>
          </table:table-cell>
          <table:table-cell table:style-name="ce2" table:formula="of:=SUM([.B2:.B22])" office:value-type="float" office:value="13017">
            <text:p>13017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52">
            <text:p>152</text:p>
          </table:table-cell>
          <table:table-cell table:style-name="ce3" office:value-type="string">
            <text:p>Wenn man den Schelllack erst nach der Lage draufschmiert, springt der Draht nicht andauernd über !!!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586">
            <text:p>586</text:p>
          </table:table-cell>
          <table:table-cell table:style-name="ce2" table:formula="of:=SUM([.B2:.B23])" office:value-type="float" office:value="13603">
            <text:p>13603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52">
            <text:p>152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557">
            <text:p>557</text:p>
          </table:table-cell>
          <table:table-cell table:style-name="ce2" table:formula="of:=SUM([.B2:.B24])" office:value-type="float" office:value="14160">
            <text:p>14160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52">
            <text:p>152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576">
            <text:p>576</text:p>
          </table:table-cell>
          <table:table-cell table:style-name="ce2" table:formula="of:=SUM([.B2:.B25])" office:value-type="float" office:value="14736">
            <text:p>14736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52">
            <text:p>152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542">
            <text:p>542</text:p>
          </table:table-cell>
          <table:table-cell table:style-name="ce2" table:formula="of:=SUM([.B2:.B26])" office:value-type="float" office:value="15278">
            <text:p>15278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52">
            <text:p>152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545">
            <text:p>545</text:p>
          </table:table-cell>
          <table:table-cell table:style-name="ce2" table:formula="of:=SUM([.B2:.B27])" office:value-type="float" office:value="15823">
            <text:p>15823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44">
            <text:p>144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553">
            <text:p>553</text:p>
          </table:table-cell>
          <table:table-cell table:style-name="ce2" table:formula="of:=SUM([.B2:.B28])" office:value-type="float" office:value="16376">
            <text:p>16376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44">
            <text:p>144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547">
            <text:p>547</text:p>
          </table:table-cell>
          <table:table-cell table:style-name="ce2" table:formula="of:=SUM([.B2:.B29])" office:value-type="float" office:value="16923">
            <text:p>16923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44">
            <text:p>144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543">
            <text:p>543</text:p>
          </table:table-cell>
          <table:table-cell table:style-name="ce2" table:formula="of:=SUM([.B2:.B30])" office:value-type="float" office:value="17466">
            <text:p>17466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46">
            <text:p>146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table:number-columns-spanned="3" table:number-rows-spanned="1">
            <text:p>gewickelt vom 27.12.2010 bis zum 30.12.2010</text:p>
          </table:table-cell>
          <table:covered-table-cell table:number-columns-repeated="2" table:style-name="ce2"/>
          <table:table-cell table:style-name="ce2" table:number-columns-repeated="1021"/>
        </table:table-row>
        <table:table-row table:style-name="ro1">
          <table:table-cell table:style-name="ce2">
            <draw:frame table:end-cell-address="Sekundärwicklung.K54" table:end-x="2.228cm" table:end-y="0.513cm" draw:z-index="0" draw:style-name="gr1" svg:width="30.864cm" svg:height="13.708cm" svg:x="0.001cm" svg:y="0.399cm">
              <draw:object draw:notify-on-update-of-ranges="Sekundärwicklung.B1:Sekundärwicklung.B1 Sekundärwicklung.B2:Sekundärwicklung.B30 Sekundärwicklung.A2:Sekundärwicklung.A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23"/>
        </table:table-row>
        <table:table-row table:style-name="ro1" table:number-rows-repeated="65503">
          <table:table-cell table:style-name="ce2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erlauf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visibility="collapse" table:default-cell-style-name="Default"/>
        <table:table-column table:style-name="co3" table:number-columns-repeated="1019" table:default-cell-style-name="Default"/>
        <table:table-row table:style-name="ro1">
          <table:table-cell table:style-name="ce2" office:value-type="string" table:number-columns-spanned="4" table:number-rows-spanned="1">
            <text:p>Leerlauf</text:p>
          </table:table-cell>
          <table:covered-table-cell table:number-columns-repeated="3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Messgerät</text:p>
          </table:table-cell>
          <table:table-cell table:style-name="ce2" office:value-type="string">
            <text:p>Ganzuniv 3</text:p>
          </table:table-cell>
          <table:table-cell table:style-name="ce2" office:value-type="string">
            <text:p>Unigor 3n</text:p>
          </table:table-cell>
          <table:table-cell table:style-name="ce2" office:value-type="string">
            <text:p>15kV Statik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Messgröße</text:p>
          </table:table-cell>
          <table:table-cell table:style-name="ce2" office:value-type="string">
            <text:p>U<text:span text:style-name="T1">prim </text:span><text:span text:style-name="T2">in V</text:span></text:p>
          </table:table-cell>
          <table:table-cell table:style-name="ce2" office:value-type="string">
            <text:p>I<text:span text:style-name="T1">prim</text:span><text:span text:style-name="T2"> in mA</text:span></text:p>
          </table:table-cell>
          <table:table-cell table:style-name="ce2" office:value-type="string">
            <text:p>U<text:span text:style-name="T1">sek</text:span><text:span text:style-name="T2"> in kV</text:span>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56">
            <text:p>56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30">
            <text:p>30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50">
            <text:p>5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.95">
            <text:p>4,95</text:p>
          </table:table-cell>
          <table:table-cell table:style-name="ce2" table:formula="of:=[.D7]*50" office:value-type="float" office:value="247.5">
            <text:p>247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>
            <text:p>70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6.98">
            <text:p>6,98</text:p>
          </table:table-cell>
          <table:table-cell table:style-name="ce2" table:formula="of:=[.D8]*50" office:value-type="float" office:value="349">
            <text:p>349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90">
            <text:p>9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8.95">
            <text:p>8,95</text:p>
          </table:table-cell>
          <table:table-cell table:style-name="ce2" table:formula="of:=[.D9]*50" office:value-type="float" office:value="447.5">
            <text:p>447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10">
            <text:p>11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10.85">
            <text:p>10,85</text:p>
          </table:table-cell>
          <table:table-cell table:style-name="ce2" table:formula="of:=[.D10]*50" office:value-type="float" office:value="542.5">
            <text:p>542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30">
            <text:p>130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12.85">
            <text:p>12,85</text:p>
          </table:table-cell>
          <table:table-cell table:style-name="ce2" table:formula="of:=[.D11]*50" office:value-type="float" office:value="642.5">
            <text:p>642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0">
            <text:p>15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14.75">
            <text:p>14,75</text:p>
          </table:table-cell>
          <table:table-cell table:style-name="ce2" table:formula="of:=[.D12]*50" office:value-type="float" office:value="737.5">
            <text:p>737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0">
            <text:p>170</text:p>
          </table:table-cell>
          <table:table-cell table:style-name="ce2" office:value-type="float" office:value="302">
            <text:p>302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190">
            <text:p>190</text:p>
          </table:table-cell>
          <table:table-cell table:style-name="ce2" office:value-type="float" office:value="369">
            <text:p>369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210">
            <text:p>210</text:p>
          </table:table-cell>
          <table:table-cell table:style-name="ce2" office:value-type="float" office:value="460">
            <text:p>46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230">
            <text:p>230</text:p>
          </table:table-cell>
          <table:table-cell table:style-name="ce2" office:value-type="float" office:value="587">
            <text:p>587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250">
            <text:p>250</text:p>
          </table:table-cell>
          <table:table-cell table:style-name="ce2" office:value-type="float" office:value="768">
            <text:p>768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910">
            <text:p>910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float" office:value="270">
            <text:p>270</text:p>
          </table:table-cell>
          <table:table-cell table:style-name="ce2" office:value-type="float" office:value="1050">
            <text:p>1050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table:number-columns-spanned="3" table:number-rows-spanned="1">
            <text:p>aufgenommen am 30.1.2011</text:p>
          </table:table-cell>
          <table:covered-table-cell table:number-columns-repeated="2" table:style-name="ce2"/>
          <table:table-cell table:style-name="ce2" table:number-columns-repeated="1021"/>
        </table:table-row>
        <table:table-row table:style-name="ro1">
          <table:table-cell table:style-name="ce2">
            <draw:frame table:end-cell-address="Leerlauf.H49" table:end-x="2.232cm" table:end-y="0.66cm" draw:z-index="0" draw:style-name="gr1" svg:width="19.859cm" svg:height="17.487cm" svg:x="0cm" svg:y="0.639cm">
              <draw:object draw:notify-on-update-of-ranges="Leerlauf.B5:Leerlauf.B19 Leerlauf.C4:Leerlauf.C4 Leerlauf.C5:Leerlauf.C19 Leerlauf.B7:Leerlauf.B12 Leerlauf.D4:Leerlauf.D4 Leerlauf.E7:Leerlauf.E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number-columns-repeated="1023"/>
        </table:table-row>
        <table:table-row table:style-name="ro1" table:number-rows-repeated="65514">
          <table:table-cell table:style-name="ce2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rzschluss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20" table:default-cell-style-name="Default"/>
        <table:table-row table:style-name="ro1">
          <table:table-cell table:style-name="ce2" office:value-type="string" table:number-columns-spanned="4" table:number-rows-spanned="1">
            <text:p>Kurzschluss</text:p>
          </table:table-cell>
          <table:covered-table-cell table:number-columns-repeated="3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Messgerät</text:p>
          </table:table-cell>
          <table:table-cell table:style-name="ce2" office:value-type="string">
            <text:p>Ganzuniv 3</text:p>
          </table:table-cell>
          <table:table-cell table:style-name="ce2" office:value-type="string">
            <text:p>Siemens Multizet</text:p>
          </table:table-cell>
          <table:table-cell table:style-name="ce2" office:value-type="string">
            <text:p>Unigor 3n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Messgröße</text:p>
          </table:table-cell>
          <table:table-cell table:style-name="ce2" office:value-type="string">
            <text:p>U<text:span text:style-name="T1">prim</text:span><text:span text:style-name="T2"> in V</text:span></text:p>
          </table:table-cell>
          <table:table-cell table:style-name="ce2" office:value-type="string">
            <text:p>I<text:span text:style-name="T1">prim</text:span><text:span text:style-name="T2"> in A</text:span></text:p>
          </table:table-cell>
          <table:table-cell table:style-name="ce2" office:value-type="string">
            <text:p>I<text:span text:style-name="T1">sek</text:span><text:span text:style-name="T2"> in mA</text:span>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2.9">
            <text:p>2,9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40">
            <text:p>40</text:p>
          </table:table-cell>
          <table:table-cell table:style-name="ce2" office:value-type="float" office:value="5.8">
            <text:p>5,8</text:p>
          </table:table-cell>
          <table:table-cell table:style-name="ce2" office:value-type="float" office:value="56.5">
            <text:p>56,5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60">
            <text:p>60</text:p>
          </table:table-cell>
          <table:table-cell table:style-name="ce2" office:value-type="float" office:value="8.7">
            <text:p>8,7</text:p>
          </table:table-cell>
          <table:table-cell table:style-name="ce2" office:value-type="float" office:value="85">
            <text:p>85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80">
            <text:p>8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3">
            <text:p>113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100">
            <text:p>100</text:p>
          </table:table-cell>
          <table:table-cell table:style-name="ce2" office:value-type="float" office:value="14.95">
            <text:p>14,95</text:p>
          </table:table-cell>
          <table:table-cell table:style-name="ce2" office:value-type="float" office:value="141">
            <text:p>141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120">
            <text:p>120</text:p>
          </table:table-cell>
          <table:table-cell table:style-name="ce2" office:value-type="float" office:value="17.85">
            <text:p>17,85</text:p>
          </table:table-cell>
          <table:table-cell table:style-name="ce2" office:value-type="float" office:value="169">
            <text:p>169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20.55">
            <text:p>20,55</text:p>
          </table:table-cell>
          <table:table-cell table:style-name="ce2" office:value-type="float" office:value="198">
            <text:p>198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160">
            <text:p>160</text:p>
          </table:table-cell>
          <table:table-cell table:style-name="ce2" office:value-type="float" office:value="23.5">
            <text:p>23,5</text:p>
          </table:table-cell>
          <table:table-cell table:style-name="ce2" office:value-type="float" office:value="228">
            <text:p>228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180">
            <text:p>180</text:p>
          </table:table-cell>
          <table:table-cell table:style-name="ce2" office:value-type="float" office:value="26.4">
            <text:p>26,4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float" office:value="200">
            <text:p>200</text:p>
          </table:table-cell>
          <table:table-cell table:style-name="ce2" office:value-type="float" office:value="29.2">
            <text:p>29,2</text:p>
          </table:table-cell>
          <table:table-cell table:style-name="ce2" office:value-type="float" office:value="284">
            <text:p>284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table:number-columns-spanned="3" table:number-rows-spanned="1">
            <text:p>aufgenommen am 30.01.2011</text:p>
          </table:table-cell>
          <table:covered-table-cell table:number-columns-repeated="2" table:style-name="ce2"/>
          <table:table-cell table:style-name="ce2" table:number-columns-repeated="1021"/>
        </table:table-row>
        <table:table-row table:style-name="ro1">
          <table:table-cell table:style-name="ce2">
            <draw:frame table:end-cell-address="Kurzschluss.G38" table:end-x="2.233cm" table:end-y="0.652cm" draw:z-index="0" draw:style-name="gr1" svg:width="19.916cm" svg:height="13.602cm" svg:x="0cm" svg:y="0.64cm">
              <draw:object draw:notify-on-update-of-ranges="Kurzschluss.C4:Kurzschluss.C4 Kurzschluss.C5:Kurzschluss.C14 Kurzschluss.B5:Kurzschluss.B14 Kurzschluss.D4:Kurzschluss.D4 Kurzschluss.D5:Kurzschluss.D14 Kurzschluss.B5:Kurzschluss.B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1023"/>
        </table:table-row>
        <table:table-row table:style-name="ro1" table:number-rows-repeated="65519">
          <table:table-cell table:style-name="ce2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astung 15nF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number-columns-repeated="1019" table:default-cell-style-name="Default"/>
        <table:table-row table:style-name="ro1">
          <table:table-cell table:style-name="ce2" office:value-type="string" table:number-columns-spanned="4" table:number-rows-spanned="1">
            <text:p>Belastung mit Teslakondensator 15nF</text:p>
          </table:table-cell>
          <table:covered-table-cell table:number-columns-repeated="3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Messgerät</text:p>
          </table:table-cell>
          <table:table-cell table:style-name="ce2" office:value-type="string">
            <text:p>Ganzuniv 3n</text:p>
          </table:table-cell>
          <table:table-cell table:style-name="ce2" office:value-type="string">
            <text:p>Siemens Multizet</text:p>
          </table:table-cell>
          <table:table-cell table:style-name="ce2" office:value-type="string">
            <text:p>15kV Statik</text:p>
          </table:table-cell>
          <table:table-cell table:style-name="ce2" office:value-type="string">
            <text:p>Unigor 3n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Messgröße</text:p>
          </table:table-cell>
          <table:table-cell table:style-name="ce2" office:value-type="string">
            <text:p>U<text:span text:style-name="T1">prim</text:span><text:span text:style-name="T2"> in V</text:span></text:p>
          </table:table-cell>
          <table:table-cell table:style-name="ce2" office:value-type="string">
            <text:p>I<text:span text:style-name="T1">prim</text:span><text:span text:style-name="T2"> in A</text:span></text:p>
          </table:table-cell>
          <table:table-cell table:style-name="ce2" office:value-type="string">
            <text:p>U<text:span text:style-name="T1">sek</text:span><text:span text:style-name="T2"> in kV</text:span></text:p>
          </table:table-cell>
          <table:table-cell table:style-name="ce2" office:value-type="string">
            <text:p><text:span text:style-name="T2">I</text:span><text:span text:style-name="T1">sek</text:span><text:span text:style-name="T2"> in mA</text:span>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0.69">
            <text:p>0,69</text:p>
          </table:table-cell>
          <table:table-cell table:style-name="ce2"/>
          <table:table-cell table:style-name="ce2" office:value-type="float" office:value="7.6">
            <text:p>7,6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1.38">
            <text:p>1,38</text:p>
          </table:table-cell>
          <table:table-cell table:style-name="ce2"/>
          <table:table-cell table:style-name="ce2" office:value-type="float" office:value="15.2">
            <text:p>15,2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0">
            <text:p>30</text:p>
          </table:table-cell>
          <table:table-cell table:style-name="ce2" office:value-type="float" office:value="2.17">
            <text:p>2,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40">
            <text:p>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.4">
            <text:p>6,4</text:p>
          </table:table-cell>
          <table:table-cell table:style-name="ce2" office:value-type="float" office:value="30.8">
            <text:p>30,8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0">
            <text:p>50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7.95">
            <text:p>7,95</text:p>
          </table:table-cell>
          <table:table-cell table:style-name="ce2" office:value-type="float" office:value="39">
            <text:p>39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60">
            <text:p>60</text:p>
          </table:table-cell>
          <table:table-cell table:style-name="ce2" office:value-type="float" office:value="4.55">
            <text:p>4,55</text:p>
          </table:table-cell>
          <table:table-cell table:style-name="ce2" office:value-type="float" office:value="9.65">
            <text:p>9,65</text:p>
          </table:table-cell>
          <table:table-cell table:style-name="ce2" office:value-type="float" office:value="46.5">
            <text:p>46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>
            <text:p>70</text:p>
          </table:table-cell>
          <table:table-cell table:style-name="ce2" office:value-type="float" office:value="5.46">
            <text:p>5,46</text:p>
          </table:table-cell>
          <table:table-cell table:style-name="ce2" office:value-type="float" office:value="11.25">
            <text:p>11,25</text:p>
          </table:table-cell>
          <table:table-cell table:style-name="ce2" office:value-type="float" office:value="55.5">
            <text:p>55,5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80">
            <text:p>80</text:p>
          </table:table-cell>
          <table:table-cell table:style-name="ce2" office:value-type="float" office:value="6.28">
            <text:p>6,28</text:p>
          </table:table-cell>
          <table:table-cell table:style-name="ce2" office:value-type="float" office:value="12.9">
            <text:p>12,9</text:p>
          </table:table-cell>
          <table:table-cell table:style-name="ce2" office:value-type="float" office:value="64">
            <text:p>64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90">
            <text:p>90</text:p>
          </table:table-cell>
          <table:table-cell table:style-name="ce2" office:value-type="float" office:value="7.2">
            <text:p>7,2</text:p>
          </table:table-cell>
          <table:table-cell table:style-name="ce2" office:value-type="float" office:value="14.35">
            <text:p>14,35</text:p>
          </table:table-cell>
          <table:table-cell table:style-name="ce2" office:value-type="float" office:value="71.7">
            <text:p>71,7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00">
            <text:p>100</text:p>
          </table:table-cell>
          <table:table-cell table:style-name="ce2" office:value-type="float" office:value="7.95">
            <text:p>7,95</text:p>
          </table:table-cell>
          <table:table-cell table:style-name="ce2"/>
          <table:table-cell table:style-name="ce2" office:value-type="float" office:value="79.1">
            <text:p>79,1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10">
            <text:p>110</text:p>
          </table:table-cell>
          <table:table-cell table:style-name="ce2" office:value-type="float" office:value="8.8">
            <text:p>8,8</text:p>
          </table:table-cell>
          <table:table-cell table:style-name="ce2"/>
          <table:table-cell table:style-name="ce2" office:value-type="float" office:value="87.6">
            <text:p>87,6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0">
            <text:p>120</text:p>
          </table:table-cell>
          <table:table-cell table:style-name="ce2" office:value-type="float" office:value="9.1">
            <text:p>9,1</text:p>
          </table:table-cell>
          <table:table-cell table:style-name="ce2"/>
          <table:table-cell table:style-name="ce2" office:value-type="float" office:value="94.7">
            <text:p>94,7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30">
            <text:p>130</text:p>
          </table:table-cell>
          <table:table-cell table:style-name="ce2" office:value-type="float" office:value="10.3">
            <text:p>10,3</text:p>
          </table:table-cell>
          <table:table-cell table:style-name="ce2"/>
          <table:table-cell table:style-name="ce2" office:value-type="float" office:value="102">
            <text:p>102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table:number-columns-spanned="3" table:number-rows-spanned="1">
            <text:p>aufgenommen am 30.01.2011</text:p>
          </table:table-cell>
          <table:covered-table-cell table:number-columns-repeated="2" table:style-name="ce2"/>
          <table:table-cell table:style-name="ce2" table:number-columns-repeated="1021"/>
        </table:table-row>
        <table:table-row table:style-name="ro1">
          <table:table-cell table:style-name="ce2">
            <draw:frame table:end-cell-address="'Belastung 15nF'.F41" table:end-x="2.238cm" table:end-y="0.653cm" draw:z-index="0" draw:style-name="gr1" svg:width="19.882cm" svg:height="13.602cm" svg:x="0cm" svg:y="0.64cm">
              <draw:object draw:notify-on-update-of-ranges="'Belastung 15nF'.C4:'Belastung 15nF'.C4 'Belastung 15nF'.C5:'Belastung 15nF'.C17 'Belastung 15nF'.B5:'Belastung 15nF'.B17 'Belastung 15nF'.E4:'Belastung 15nF'.E4 'Belastung 15nF'.E5:'Belastung 15nF'.E17 'Belastung 15nF'.B5:'Belastung 15nF'.B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" table:number-columns-repeated="1023"/>
        </table:table-row>
        <table:table-row table:style-name="ro1" table:number-rows-repeated="65516">
          <table:table-cell table:style-name="ce2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30T20:55:23.78</meta:creation-date>
    <dc:date>2013-01-14T22:58:22</dc:date>
    <meta:editing-duration>PT35M39S</meta:editing-duration>
    <meta:editing-cycles>12</meta:editing-cycles>
    <meta:generator>LibreOffice/3.5$Linux_X86_64 LibreOffice_project/350m1$Build-2</meta:generator>
    <dc:creator>Jonathan Schilling</dc:creator>
    <meta:document-statistic meta:table-count="5" meta:cell-count="339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0.757cm" svg:height="14.028cm" chart:class="chart:scatter" chart:style-name="ch1">
        <chart:title svg:x="14.478cm" svg:y="0.281cm" chart:style-name="ch2">
          <text:p>Wicklung</text:p>
        </chart:title>
        <chart:legend chart:legend-position="end" svg:x="27.322cm" svg:y="6.706cm" chart:style-name="ch3"/>
        <chart:plot-area chart:style-name="ch4" table:cell-range-address="Sekundärwicklung.A1:Sekundärwicklung.B30" chart:data-source-has-labels="row" svg:x="1.029cm" svg:y="1.064cm" svg:width="25.679cm" svg:height="12.325cm">
          <chart:axis chart:dimension="x" chart:name="primary-x" chart:style-name="ch5">
            <chart:title svg:x="13.546cm" svg:y="13.071cm" chart:style-name="ch6">
              <text:p>Lage Nr.</text:p>
            </chart:title>
            <chart:grid chart:style-name="ch7" chart:class="major"/>
          </chart:axis>
          <chart:axis chart:dimension="y" chart:name="primary-y" chart:style-name="ch5">
            <chart:title svg:x="0.616cm" svg:y="7.298cm" chart:style-name="ch8">
              <text:p>Wdg.</text:p>
            </chart:title>
            <chart:grid chart:style-name="ch7" chart:class="major"/>
          </chart:axis>
          <chart:series chart:style-name="ch9" chart:values-cell-range-address="Sekundärwicklung.B2:Sekundärwicklung.B30" chart:label-cell-address="Sekundärwicklung.B1:Sekundärwicklung.B1" chart:class="chart:scatter">
            <chart:domain table:cell-range-address="Sekundärwicklung.A2:Sekundärwicklung.A30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Sekundärwicklung.B1:Sekundärwicklung.B1">Wdg. In der L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ekundärwicklung.A2:Sekundärwicklung.A30">1</text:p>
              </table:table-cell>
              <table:table-cell office:value-type="float" office:value="700">
                <text:p text:id="Sekundärwicklung.B2:Sekundärwicklung.B30">7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43">
                <text:p>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6cm" svg:height="17.488cm" xlink:href=".." xlink:type="simple" chart:class="chart:scatter" chart:style-name="ch1">
        <chart:title svg:x="9.225cm" svg:y="0.349cm" chart:style-name="ch2">
          <text:p>Leerlauf</text:p>
        </chart:title>
        <chart:legend chart:legend-position="end" svg:x="17.407cm" svg:y="8.442cm" style:legend-expansion="high" chart:style-name="ch3"/>
        <chart:plot-area chart:style-name="ch4" table:cell-range-address="Leerlauf.B5:Leerlauf.C19 Leerlauf.C4:Leerlauf.D4 Leerlauf.E7:Leerlauf.E12" chart:data-source-has-labels="row" svg:x="1.233cm" svg:y="1.199cm" svg:width="16.022cm" svg:height="14.672cm">
          <chartooo:coordinate-region svg:x="2.094cm" svg:y="1.353cm" svg:width="14.931cm" svg:height="13.963cm"/>
          <chart:axis chart:dimension="x" chart:name="primary-x" chart:style-name="ch5">
            <chart:title svg:x="8.518cm" svg:y="16.402cm" chart:style-name="ch6">
              <text:p>Uprim in V</text:p>
            </chart:title>
            <chart:grid chart:style-name="ch7" chart:class="major"/>
          </chart:axis>
          <chart:axis chart:dimension="y" chart:name="primary-y" chart:style-name="ch5">
            <chart:title svg:x="0.398cm" svg:y="9.42cm" chart:style-name="ch8">
              <text:p>Iprim in mA</text:p>
            </chart:title>
            <chart:grid chart:style-name="ch7" chart:class="major"/>
          </chart:axis>
          <chart:series chart:style-name="ch9" chart:values-cell-range-address="Leerlauf.C5:Leerlauf.C19" chart:label-cell-address="Leerlauf.C4:Leerlauf.C4" chart:class="chart:scatter">
            <chart:domain table:cell-range-address="Leerlauf.B5:Leerlauf.B19"/>
            <chart:data-point chart:repeated="15"/>
          </chart:series>
          <chart:series chart:style-name="ch10" chart:values-cell-range-address="Leerlauf.E7:Leerlauf.E12" chart:label-cell-address="Leerlauf.D4:Leerlauf.D4" chart:class="chart:scatter">
            <chart:domain table:cell-range-address="Leerlauf.B7:Leerlauf.B1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Iprim in mA</text:p>
                <draw:g>
                  <svg:desc>Leerlauf.C4:Leerlauf.C4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Usek in kV</text:p>
                <draw:g>
                  <svg:desc>Leerlauf.D4:Leerlauf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Leerlauf.B5:Leerlauf.B19</svg:desc>
                </draw:g>
              </table:table-cell>
              <table:table-cell office:value-type="float" office:value="56">
                <text:p>56</text:p>
                <draw:g>
                  <svg:desc>Leerlauf.C5:Leerlauf.C19</svg:desc>
                </draw:g>
              </table:table-cell>
              <table:table-cell office:value-type="float" office:value="50">
                <text:p>50</text:p>
                <draw:g>
                  <svg:desc>Leerlauf.B7:Leerlauf.B12</svg:desc>
                </draw:g>
              </table:table-cell>
              <table:table-cell office:value-type="float" office:value="247.5">
                <text:p>247.5</text:p>
                <draw:g>
                  <svg:desc>Leerlauf.E7:Leerlauf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110">
                <text:p>110</text:p>
              </table:table-cell>
              <table:table-cell office:value-type="float" office:value="542.5">
                <text:p>5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83">
                <text:p>183</text:p>
              </table:table-cell>
              <table:table-cell office:value-type="float" office:value="130">
                <text:p>130</text:p>
              </table:table-cell>
              <table:table-cell office:value-type="float" office:value="642.5">
                <text:p>64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  <table:table-cell office:value-type="float" office:value="150">
                <text:p>150</text:p>
              </table:table-cell>
              <table:table-cell office:value-type="float" office:value="737.5">
                <text:p>73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85cm" svg:height="13.914cm" chart:class="chart:scatter" chart:style-name="ch1">
        <chart:title svg:x="8.761cm" svg:y="0.279cm" chart:style-name="ch2">
          <text:p>Kurzschluss</text:p>
        </chart:title>
        <chart:legend chart:legend-position="end" svg:x="17.508cm" svg:y="6.436cm" chart:style-name="ch3"/>
        <chart:plot-area chart:style-name="ch4" table:cell-range-address="Kurzschluss.B4:Kurzschluss.D14" chart:data-source-has-labels="row" svg:x="0.397cm" svg:y="1.06cm" svg:width="16.714cm" svg:height="12.221cm">
          <chart:axis chart:dimension="x" chart:name="primary-x" chart:style-name="ch5">
            <chart:title svg:x="8cm" svg:y="12.961cm" chart:style-name="ch6">
              <text:p>Uprim in V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Kurzschluss.C5:Kurzschluss.C14" chart:label-cell-address="Kurzschluss.C4:Kurzschluss.C4" chart:class="chart:scatter">
            <chart:domain table:cell-range-address="Kurzschluss.B5:Kurzschluss.B14"/>
            <chart:data-point chart:repeated="10"/>
          </chart:series>
          <chart:series chart:style-name="ch9" chart:values-cell-range-address="Kurzschluss.D5:Kurzschluss.D14" chart:label-cell-address="Kurzschluss.D4:Kurzschluss.D4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 text:id="Kurzschluss.C4:Kurzschluss.C4">Iprim in A</text:p>
              </table:table-cell>
              <table:table-cell office:value-type="string">
                <text:p text:id="Kurzschluss.D4:Kurzschluss.D4">Isek in m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Kurzschluss.B5:Kurzschluss.B14">20</text:p>
              </table:table-cell>
              <table:table-cell office:value-type="float" office:value="2.9">
                <text:p text:id="Kurzschluss.C5:Kurzschluss.C14">2.9</text:p>
              </table:table-cell>
              <table:table-cell office:value-type="float" office:value="29">
                <text:p text:id="Kurzschluss.D5:Kurzschluss.D14"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.8">
                <text:p>5.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8.7">
                <text:p>8.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4.95">
                <text:p>14.9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7.85">
                <text:p>17.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20.55">
                <text:p>20.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23.5">
                <text:p>23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6.4">
                <text:p>26.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9.2">
                <text:p>29.2</text:p>
              </table:table-cell>
              <table:table-cell office:value-type="float" office:value="284">
                <text:p>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817cm" svg:height="13.913cm" chart:class="chart:scatter" chart:style-name="ch1">
        <chart:title svg:x="8.07cm" svg:y="0.28cm" chart:style-name="ch2">
          <text:p>Belastung mit 15nF</text:p>
        </chart:title>
        <chart:legend chart:legend-position="end" svg:x="17.475cm" svg:y="6.435cm" chart:style-name="ch3"/>
        <chart:plot-area chart:style-name="ch4" table:cell-range-address="'Belastung 15nF'.B5:'Belastung 15nF'.C17 'Belastung 15nF'.C4:'Belastung 15nF'.C17 'Belastung 15nF'.E4:'Belastung 15nF'.E17 'Belastung 15nF'.B4:'Belastung 15nF'.B4" chart:data-source-has-labels="row" svg:x="0.396cm" svg:y="1.06cm" svg:width="16.684cm" svg:height="12.22cm">
          <chart:axis chart:dimension="x" chart:name="primary-x" chart:style-name="ch5">
            <chart:title svg:x="7.985cm" svg:y="12.961cm" chart:style-name="ch6">
              <text:p>Uprim in V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Belastung 15nF'.C5:'Belastung 15nF'.C17" chart:label-cell-address="'Belastung 15nF'.C4:'Belastung 15nF'.C4" chart:class="chart:scatter">
            <chart:domain table:cell-range-address="'Belastung 15nF'.B5:'Belastung 15nF'.B17"/>
            <chart:data-point chart:repeated="13"/>
          </chart:series>
          <chart:series chart:style-name="ch9" chart:values-cell-range-address="'Belastung 15nF'.E5:'Belastung 15nF'.E17" chart:label-cell-address="'Belastung 15nF'.E4:'Belastung 15nF'.E4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 text:id="'Belastung 15nF'.C4:'Belastung 15nF'.C4">Iprim in A</text:p>
              </table:table-cell>
              <table:table-cell office:value-type="string">
                <text:p text:id="'Belastung 15nF'.E4:'Belastung 15nF'.E4">Isek in m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'Belastung 15nF'.B5:'Belastung 15nF'.B17">10</text:p>
              </table:table-cell>
              <table:table-cell office:value-type="float" office:value="0.69">
                <text:p text:id="'Belastung 15nF'.C5:'Belastung 15nF'.C17">0.69</text:p>
              </table:table-cell>
              <table:table-cell office:value-type="float" office:value="7.6">
                <text:p text:id="'Belastung 15nF'.E5:'Belastung 15nF'.E17">7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38">
                <text:p>1.3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7">
                <text:p>2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8">
                <text:p>3.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.55">
                <text:p>4.5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.46">
                <text:p>5.4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.28">
                <text:p>6.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.2">
                <text:p>7.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.95">
                <text:p>7.95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8.8">
                <text:p>8.8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.1">
                <text:p>9.1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0.3">
                <text:p>10.3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